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6.993cm"/>
    </style:style>
    <style:style style:name="gr3" style:family="graphic" style:parent-style-name="standard">
      <style:graphic-properties draw:textarea-horizontal-align="justify" draw:textarea-vertical-align="middle" draw:auto-grow-height="false" fo:min-height="8.132cm" fo:min-width="1.913cm"/>
    </style:style>
    <style:style style:name="gr4" style:family="graphic" style:parent-style-name="standard">
      <style:graphic-properties draw:textarea-horizontal-align="justify" draw:textarea-vertical-align="middle" draw:auto-grow-height="false" fo:min-height="8.005cm" fo:min-width="1.78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413cm" svg:x="8.112cm" svg:y="25.13cm">
          <text:p text:style-name="P1">Entr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493cm" svg:height="4.318cm" svg:x="6.08cm" svg:y="3.667cm">
          <text:p text:style-name="P1">Hideo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8.382cm" svg:x="11.922cm" svg:y="16.367cm">
          <text:p text:style-name="P1">Hall:</text:p>
          <text:p text:style-name="P1">R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86cm" svg:height="8.255cm" svg:x="5.064cm" svg:y="16.367cm">
          <text:p text:style-name="P1">Hall:</text:p>
          <text:p text:style-name="P1">Lef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112cm" svg:y1="26.273cm" svg:x2="6.334cm" svg:y2="24.622cm">
          <text:p/>
        </draw:line>
        <draw:line draw:style-name="gr5" draw:text-style-name="P2" draw:layer="layout" svg:x1="11.033cm" svg:y1="26.273cm" svg:x2="13.065cm" svg:y2="24.749cm">
          <text:p/>
        </draw:line>
        <draw:custom-shape draw:style-name="gr6" draw:text-style-name="P1" draw:layer="layout" svg:width="3.048cm" svg:height="3.048cm" svg:x="8.112cm" svg:y="12.176cm">
          <text:p text:style-name="P1">False</text:p>
          <text:p text:style-name="P1">Dead 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16.367cm" svg:x2="9.255cm" svg:y2="15.224cm">
          <text:p/>
        </draw:line>
        <draw:line draw:style-name="gr5" draw:text-style-name="P2" draw:layer="layout" svg:x1="13.192cm" svg:y1="16.367cm" svg:x2="10.017cm" svg:y2="15.224cm">
          <text:p/>
        </draw:line>
        <draw:custom-shape draw:style-name="gr7" draw:text-style-name="P1" draw:layer="layout" svg:width="2.413cm" svg:height="3.175cm" svg:x="8.366cm" svg:y="8.493cm">
          <text:p text:style-name="P1">Hidden</text:p>
          <text:p text:style-name="P1">Pat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636cm" svg:y1="11.795cm" svg:x2="9.636cm" svg:y2="12.176cm">
          <text:p/>
        </draw:line>
        <draw:line draw:style-name="gr5" draw:text-style-name="P2" draw:layer="layout" svg:x1="9.509cm" svg:y1="8.493cm" svg:x2="9.509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17:41:01.073760668</meta:creation-date>
    <dc:date>2018-08-04T17:49:44.105976618</dc:date>
    <meta:editing-duration>PT8M43S</meta:editing-duration>
    <meta:editing-cycles>2</meta:editing-cycles>
    <meta:generator>LibreOffice/6.0.6.1$Linux_X86_64 LibreOffice_project/00$Build-1</meta:generator>
    <meta:document-statistic meta:object-count="12"/>
  </office:meta>
</office:document-meta>
</file>